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teutusdokumentti</text:h>
      <text:h text:style-name="Heading_20_2" text:outline-level="2">1. Ohjelman yleisrakenne</text:h>
      <text:p text:style-name="Text_20_body">Olen pyrkinyt jakamaan ohjelman kahteen erilliseen osaan: logiikkaan ja sitä ohjailevaan käyttöliittymään. Tärkein komponentti ohjelmassa on siis Logiikka-luokka, sillä sen alta löytyvät kaikki algoritmien käyttämiseen tarvittavat toiminnot.</text:p>
      <text:h text:style-name="Heading_20_2" text:outline-level="2">2. Saavutetut aika- ja tilavaativuudet</text:h>
      <text:p text:style-name="P1">Bellman-Ford</text:p>
      <text:p text:style-name="P2">algoritmi</text:p>
      <text:p text:style-name="P2"><text:s text:c="4"/>ISS()</text:p>
      <text:p text:style-name="P2"><text:s text:c="4"/>for(kaarten lkm)</text:p>
      <text:p text:style-name="P2"><text:s text:c="8"/>for(solmujen lkm)</text:p>
      <text:p text:style-name="P2"><text:s text:c="12"/>loysaaNaapurit()</text:p>
      <text:p text:style-name="P2"/>
      <text:p text:style-name="P2">Koska metodin ISS() aikavaativuus on O(solmujen lkm) ja metodin loysaaNaapurit() aikavaativuus on toteutetussa algoritmissa O(1), saamme koko algoritmin aikavaativuudeksi O(solmujen lkm + kaarten lkm * solmujen lkm), mikä oli alkuperäinen tavoitteemmekin.</text:p>
      <text:p text:style-name="P2"/>
      <text:p text:style-name="P3">Dijkstra ja A*</text:p>
      <text:p text:style-name="P2">Koska toteutetussa algoritmissa A*:n käyttämän heuristiikkafunktion aikavaativuus on O(1), pitäisi Dijkstran ja A*:n aikavaativuus olla sama. Pseudokoodina:</text:p>
      <text:p text:style-name="P2"/>
      <text:p text:style-name="P2">algoritmi</text:p>
      <text:p text:style-name="P2"><text:s text:c="4"/>ISS()</text:p>
      <text:p text:style-name="P2"><text:s text:c="4"/>for(solmujen lkm)</text:p>
      <text:p text:style-name="P2"><text:s text:c="8"/>valitseParasSolmu()</text:p>
      <text:p text:style-name="P2"><text:s text:c="8"/>loysaaNaapurit()</text:p>
      <text:p text:style-name="P2"/>
      <text:p text:style-name="P2">Yllä ovat algoritmit aikavaativuuden kannalta yksinkertaistettuna. Metodi valitseParasSolmu() käyttää apunaan minimikeko-tietorakennetta ja on täten aikavaativuudeltaan O(log solmujen lkm). loysaaNaapurit() taas käy läpi kaikki kartan kaaret ja on täten aikavaativuudeltaan O(kaarten lkm). Koko algoritmin aikavaatimuus on tällöin O(solmujen lkm * (log solmujen lkm + kaarten lkm)), kuten oli tarkoitusk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kko Merioksa</meta:initial-creator>
    <meta:creation-date>2013-02-21T22:42:35.75</meta:creation-date>
    <meta:document-statistic meta:table-count="0" meta:image-count="0" meta:object-count="0" meta:page-count="1" meta:paragraph-count="19" meta:word-count="157" meta:character-count="1345"/>
    <dc:date>2013-02-21T23:25:39.14</dc:date>
    <dc:creator>Mikko Merioksa</dc:creator>
    <meta:editing-duration>PT00H27M53S</meta:editing-duration>
    <meta:editing-cycles>1</meta:editing-cycles>
    <meta:generator>OpenOffice.org/3.1$Win32 OpenOffice.org_project/310m11$Build-9399$CWS-l10nrel31</meta:generator>
  </office:meta>
</office:document-meta>
</file>